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margin-top="0in" fo:margin-bottom="0.1965in" style:contextual-spacing="false"/>
    </style:style>
    <style:style style:name="P2" style:family="paragraph" style:parent-style-name="List_20_Heading">
      <style:paragraph-properties fo:margin-top="0in" fo:margin-bottom="0.1965in" style:contextual-spacing="false"/>
    </style:style>
    <style:style style:name="P3" style:family="paragraph" style:parent-style-name="Text_20_body">
      <style:paragraph-properties fo:margin-left="0in" fo:margin-right="0in" fo:text-indent="0in" style:auto-text-indent="false"/>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wdiff(1) - Linux man page</text:h>
      <text:h text:style-name="Heading_20_2" text:outline-level="2">Name</text:h>
      <text:p text:style-name="Text_20_body"><text:span text:style-name="T1">dwdiff</text:span> - a delimited word diff program </text:p>
      <text:h text:style-name="Heading_20_2" text:outline-level="2">Synopsis</text:h>
      <text:p text:style-name="Text_20_body"><text:span text:style-name="T1">dwdiff</text:span> [<text:span text:style-name="T2">OPTIONS</text:span>] &lt;<text:span text:style-name="T2">OLD FILE</text:span>&gt; &lt;<text:span text:style-name="T2">NEW FILE</text:span>&gt;<text:span text:style-name="T1"><text:line-break/>dwdiff</text:span> [<text:span text:style-name="T2">OPTIONS</text:span>] <text:span text:style-name="T1">--diff-input</text:span> [&lt;<text:span text:style-name="T2">DIFF FILE</text:span>&gt;] </text:p>
      <text:h text:style-name="Heading_20_2" text:outline-level="2">Description</text:h>
      <text:section text:style-name="Sect1" text:name="adright">
        <text:p text:style-name="P3"><text:bookmark text:name="aswift_0_expand"/><text:bookmark text:name="aswift_0_anchor"/></text:p>
      </text:section>
      <text:p text:style-name="Text_20_body"><text:span text:style-name="T1">dwdiff</text:span> is a <text:span text:style-name="T1">diff</text:span> program that operates at the word level instead of the line level. It is different from <text:span text:style-name="T1">wdiff</text:span> in that it allows the user to specify what should be considered whitespace, and in that it takes an optional list of characters that should be considered delimiters. Delimiters are single characters that are treated as if they are words, even when there is no whitespace separating them from preceding words or delimiters. <text:span text:style-name="T1">dwdiff</text:span> is mostly command-line compatible with <text:span text:style-name="T1">wdiff</text:span>. Only the --autopager, --terminal and --avoid-wraps options are not supported. </text:p>
      <text:p text:style-name="Text_20_body">The default output from <text:span text:style-name="T1">dwdiff</text:span> is the new text, with the deleted and inserted parts annotated with markers. Command line options are available to change both what is printed, and the markers. </text:p>
      <text:h text:style-name="Heading_20_2" text:outline-level="2">Options</text:h>
      <text:p text:style-name="Text_20_body"><text:span text:style-name="T1">dwdiff</text:span> accepts the following options (Note that all strings will first be escape expanded. All standard \-escapes are supported, as well as \u and \U Unicode escapes): </text:p>
      <text:p text:style-name="List_20_Heading"><text:span text:style-name="T1">-h</text:span>, <text:span text:style-name="T1">--help</text:span> </text:p>
      <text:p text:style-name="List_20_Contents">Display a short help message. </text:p>
      <text:p text:style-name="List_20_Heading"><text:span text:style-name="T1">-v</text:span>, <text:span text:style-name="T1">--version</text:span> </text:p>
      <text:p text:style-name="List_20_Contents">Print version and copyright information. </text:p>
      <text:p text:style-name="List_20_Heading"><text:span text:style-name="T1">-d</text:span> &lt;<text:span text:style-name="T2">delimiters</text:span>&gt;, <text:span text:style-name="T1">--delimiters</text:span>=&lt;<text:span text:style-name="T2">delimiters</text:span>&gt; </text:p>
      <text:p text:style-name="List_20_Contents">Specify a list of characters to be used as delimiters. </text:p>
      <text:p text:style-name="List_20_Heading"><text:span text:style-name="T1">-P</text:span>, <text:span text:style-name="T1">--punctuation</text:span>&gt; </text:p>
      <text:p text:style-name="List_20_Contents">Use punctuation characters as delimiters. The exact set of punctuation characters depends on the current locale. </text:p>
      <text:p text:style-name="List_20_Heading"><text:span text:style-name="T1">-W</text:span> &lt;<text:span text:style-name="T2">whitespace</text:span>&gt;, <text:span text:style-name="T1">--whitespace</text:span>=&lt;<text:span text:style-name="T2">whitespace</text:span>&gt; </text:p>
      <text:p text:style-name="List_20_Contents">Specify a list of characters to be used as whitespace. </text:p>
      <text:p text:style-name="List_20_Heading"><text:span text:style-name="T1">--diff-input</text:span> </text:p>
      <text:p text:style-name="List_20_Contents">Interpret the input as the output from <text:span text:style-name="T1">diff</text:span> in the Unified Diff format (usually produced by <text:span text:style-name="T1">diff -u</text:span>). In this case only one input file is allowed. This option allows reformating diff output with <text:span text:style-name="T1">dwdiff</text:span>, and is useful for example to post-process the output of <text:span text:style-name="T1">svn diff</text:span>. </text:p>
      <text:p text:style-name="List_20_Heading"><text:span text:style-name="T1">-1</text:span>, <text:span text:style-name="T1">--no-deleted</text:span> </text:p>
      <text:p text:style-name="List_20_Contents"><text:soft-page-break/>Suppress printing of words deleted from the first file. </text:p>
      <text:p text:style-name="List_20_Heading"><text:span text:style-name="T1">-2</text:span>, <text:span text:style-name="T1">--no-inserted</text:span> </text:p>
      <text:p text:style-name="List_20_Contents">Suppress printing of words inserted in the second file. </text:p>
      <text:p text:style-name="List_20_Heading"><text:span text:style-name="T1">-3</text:span>, <text:span text:style-name="T1">--no-common</text:span> </text:p>
      <text:p text:style-name="List_20_Contents">Suppress printing of words common to both files. </text:p>
      <text:p text:style-name="List_20_Heading"><text:span text:style-name="T1">-L</text:span>[&lt;<text:span text:style-name="T2">width</text:span>&gt;], <text:span text:style-name="T1">--line-numbers</text:span>[=&lt;<text:span text:style-name="T2">width</text:span>&gt;] </text:p>
      <text:p text:style-name="List_20_Contents">Show line numbers at the start of each line. The line numbers displayed are the line number in the old file and the line number in the new file respectively. The optional &lt;<text:span text:style-name="T2">width</text:span>&gt; argument is the minimum number of positions per line number. </text:p>
      <text:p text:style-name="List_20_Heading"><text:span text:style-name="T1">-C</text:span>&lt;<text:span text:style-name="T2">num</text:span>&gt;, <text:span text:style-name="T1">--context</text:span>=&lt;<text:span text:style-name="T2">num</text:span>&gt; </text:p>
      <text:p text:style-name="List_20_Contents">Show &lt;<text:span text:style-name="T2">num</text:span>&gt; lines of context before and after each changes. A line with only -- is printed between blocks of changes. </text:p>
      <text:p text:style-name="List_20_Heading"><text:span text:style-name="T1">-s</text:span>, <text:span text:style-name="T1">--statistics</text:span> </text:p>
      <text:p text:style-name="List_20_Contents">Print statistics when done. The numbers printed include the number of words from in both files, the number of deleted words, the number of inserted words, and the number of changed words. The number of changed words is counted as the number of words that are removed from the first file, and the number of words that replace them from the second file. All of these numbers are also expressed as a percentage of the total number of words in the file the words came from. </text:p>
      <text:p text:style-name="List_20_Heading"><text:span text:style-name="T1">-i</text:span>, <text:span text:style-name="T1">--ignore-case</text:span> </text:p>
      <text:p text:style-name="List_20_Contents">Ignore differences in case when comparing words. This option is only available if the diff program that is called provides it. </text:p>
      <text:p text:style-name="List_20_Heading"><text:span text:style-name="T1">-I</text:span>, <text:span text:style-name="T1">--ignore-formatting</text:span> </text:p>
      <text:p text:style-name="List_20_Contents">Ignore differences in formatting of characters. This option switches to using the Unicode compatibility decomposition instead of the canonical decomposition. The compatibility decomposition discards formatting information. For example, the ligature fi will be decomposed into two separate characters for the purposes of comparison. However, also super- and subscript will be regarded equal as well as different rotations of the same character. </text:p>
      <text:p text:style-name="List_20_Heading"><text:span text:style-name="T1">-c</text:span>[&lt;<text:span text:style-name="T2">spec</text:span>&gt;], <text:span text:style-name="T1">--color</text:span>[=&lt;<text:span text:style-name="T2">spec</text:span>&gt;] </text:p>
      <text:p text:style-name="P1">Color mode. The optional &lt;<text:span text:style-name="T2">spec</text:span>&gt; can be used to customize the colors. &lt;<text:span text:style-name="T2">spec</text:span>&gt; consists of [&lt;<text:span text:style-name="T2">delete</text:span>&gt;],[&lt;<text:span text:style-name="T2">insert</text:span>&gt;]. If either is omited it will be set to its default color (bright red or bright green respectively). Both parts of the &lt;<text:span text:style-name="T2">spec</text:span>&gt; consist of [&lt;<text:span text:style-name="T2">foreground</text:span>&gt;][:&lt;<text:span text:style-name="T2">background</text:span>&gt;]. To obtain a list of permissible color names, use the word ''list'' as &lt;<text:span text:style-name="T2">spec</text:span>&gt;. Alternatively, you can specify any escape sequence to set attributes as a color by prepending <text:span text:style-name="T2">e:</text:span>. </text:p>
      <text:p text:style-name="P1">The standard markers for the begin and end of deleted and inserted text are suppressed, but any markers specified on the command line will still be printed. </text:p>
      <text:p text:style-name="List_20_Heading"><text:span text:style-name="T1">-l</text:span>, <text:span text:style-name="T1">--less-mode</text:span> </text:p>
      <text:p text:style-name="List_20_Contents">As -p but also overstrike deleted whitespace. </text:p>
      <text:p text:style-name="List_20_Heading"><text:span text:style-name="T1">-p</text:span>, <text:span text:style-name="T1">--printer</text:span> </text:p>
      <text:p text:style-name="P1">Use overstriking with an underscore and bold text to emphasize changes. This is implemented by first printing the underscore or a duplicate of the character to be printed, followed by a backspace, followed by the character. On regular terminals you won't see any effect. The <text:a xlink:type="simple" xlink:href="https://linux.die.net/man/1/less" text:style-name="Internet_20_link" text:visited-style-name="Visited_20_Internet_20_Link"><text:span text:style-name="T1">less</text:span></text:a>(1) command will however show underlined and bold text. </text:p>
      <text:p text:style-name="P1">The standard markers for the begin and end of deleted and inserted text are suppressed, but any markers specified on the command line will still be printed. </text:p>
      <text:p text:style-name="List_20_Heading"><text:span text:style-name="T1">-m</text:span>&lt;<text:span text:style-name="T2">num</text:span>&gt;, <text:span text:style-name="T1">--match-context</text:span>=&lt;<text:span text:style-name="T2">num</text:span>&gt; </text:p>
      <text:p text:style-name="List_20_Contents"><text:soft-page-break/>Use &lt;<text:span text:style-name="T2">num</text:span>&gt; words of context before and after words for matching. Words in the old text will then only match words in the new text if words surrounding them are also equal. This improves the output for dwdiff for large changes with frequently occuring words. However, using context requires more disk space and more processing time. The default value is 1. Set this option to 0 to revert to the pre 1.5 behavior. </text:p>
      <text:p text:style-name="List_20_Heading"><text:span text:style-name="T1">--aggregate-changes</text:span> </text:p>
      <text:p text:style-name="List_20_Contents">Allow multiple close changes to be treated as one change, if context words are used (see <text:span text:style-name="T1">--match-context</text:span>). This option reduces the processing time as the changes reported by the <text:span text:style-name="T1">diff</text:span> program are not post-processed to give more precise results. </text:p>
      <text:p text:style-name="List_20_Heading"><text:span text:style-name="T1">-A</text:span> &lt;<text:span text:style-name="T2">algorithm</text:span>&gt;, <text:span text:style-name="T1">--algorithm</text:span>=&lt;<text:span text:style-name="T2">algorithm</text:span>&gt; </text:p>
      <text:p text:style-name="List_20_Contents">Select the algorithm to be used for determining differences. There are three possible values for <text:span text:style-name="T2">algorithm</text:span>: <text:span text:style-name="T2">best</text:span>, which tries to find the minimal set of changes, <text:span text:style-name="T2">normal</text:span>, which trades some optimality for speed, and <text:span text:style-name="T2">fast</text:span>, which assumes that the input is large and contains few changes. By default the <text:span text:style-name="T2">normal</text:span> algorithm is used. </text:p>
      <text:p text:style-name="List_20_Heading"><text:span text:style-name="T1">-S</text:span>[&lt;<text:span text:style-name="T2">marker</text:span>&gt;], <text:span text:style-name="T1">--paragraph-separator</text:span>[=&lt;<text:span text:style-name="T2">marker</text:span>&gt;] </text:p>
      <text:p text:style-name="List_20_Contents">Show insertion or deletion of blocks of lines with only whitespace characters. A special marker is inserted into the output to indicate these blocks. The default marker is &lt;--&gt;. </text:p>
      <text:p text:style-name="List_20_Heading"><text:span text:style-name="T1">--wdiff-output</text:span> </text:p>
      <text:p text:style-name="List_20_Contents">Create <text:span text:style-name="T1">wdiff</text:span> compatible output. The <text:span text:style-name="T1">dwdiff</text:span> program uses a different output algorithm, which provides a more intuitive output. </text:p>
      <text:p text:style-name="List_20_Heading"><text:span text:style-name="T1">-w &lt;</text:span><text:span text:style-name="T2">string</text:span><text:span text:style-name="T1">&gt;, --start-delete=&lt;</text:span><text:span text:style-name="T2">string</text:span><text:span text:style-name="T1">&gt;</text:span> </text:p>
      <text:p text:style-name="List_20_Contents">Specify a string to mark begin of deleted text. </text:p>
      <text:p text:style-name="List_20_Heading"><text:span text:style-name="T1">-x &lt;</text:span><text:span text:style-name="T2">string</text:span><text:span text:style-name="T1">&gt;, --stop-delete=&lt;</text:span><text:span text:style-name="T2">string</text:span><text:span text:style-name="T1">&gt;</text:span> </text:p>
      <text:p text:style-name="List_20_Contents">Specify a string to mark end of deleted text. </text:p>
      <text:p text:style-name="List_20_Heading"><text:span text:style-name="T1">-y &lt;</text:span><text:span text:style-name="T2">string</text:span><text:span text:style-name="T1">&gt;, --start-insert=&lt;</text:span><text:span text:style-name="T2">string</text:span><text:span text:style-name="T1">&gt;</text:span> </text:p>
      <text:p text:style-name="List_20_Contents">Specify a string to mark begin of inserted text. </text:p>
      <text:p text:style-name="List_20_Heading"><text:span text:style-name="T1">-z &lt;</text:span><text:span text:style-name="T2">string</text:span><text:span text:style-name="T1">&gt;, --stop-insert=&lt;</text:span><text:span text:style-name="T2">string</text:span><text:span text:style-name="T1">&gt;</text:span> </text:p>
      <text:p text:style-name="List_20_Contents">Specify a string to mark end of inserted text. </text:p>
      <text:p text:style-name="List_20_Heading"><text:span text:style-name="T1">-R, --repeat-markers</text:span> </text:p>
      <text:p text:style-name="List_20_Contents">Repeat the begin and end markers at the start and end of line if a change crosses a newline. </text:p>
      <text:p text:style-name="P2">A single dash (-) as a file can be used to denote standard input. Only one file can be read from standard input. To stop <text:span text:style-name="T1">dwdiff</text:span> from interpreting file names that start with a dash as options, one can specify a double dash (--) after which <text:span text:style-name="T1">dwdiff</text:span> will interpret any following arguments as files to read. </text:p>
      <text:h text:style-name="Heading_20_2" text:outline-level="2">Bugs</text:h>
      <text:p text:style-name="Text_20_body">If you think you have found a bug, please check that you are using the latest version of <text:span text:style-name="T1">dwdiff</text:span> [<text:a xlink:type="simple" xlink:href="http://os.ghalkes.nl/dwdiff.html" text:style-name="Internet_20_link" text:visited-style-name="Visited_20_Internet_20_Link">http://os.ghalkes.nl/dwdiff.html</text:a>]. When reporting bugs, please include a minimal example that demonstrates the problem. </text:p>
      <text:h text:style-name="Heading_20_2" text:outline-level="2">Author</text:h>
      <text:p text:style-name="Text_20_body">G.P. Halkes &lt;<text:a xlink:type="simple" xlink:href="mailto:dwdiff@ghalkes.nl" text:style-name="Internet_20_link" text:visited-style-name="Visited_20_Internet_20_Link">dwdiff@ghalkes.nl</text:a>&gt; </text:p>
      <text:h text:style-name="Heading_20_2" text:outline-level="2"><text:soft-page-break/>Copyright</text:h>
      <text:p text:style-name="Text_20_body">Copyright Â© 2006-2011 G.P. Halkes and others<text:line-break/>dwdiff is licensed under the GNU General Public License version 3.<text:line-break/>For more details on the license, see the file COPYING in the documentation directory. On Un*x systems this is usually /usr/share/doc/dwdiff-2.0. </text:p>
      <text:h text:style-name="Heading_20_2" text:outline-level="2">See Also</text:h>
      <text:p text:style-name="Text_20_body"><text:a xlink:type="simple" xlink:href="https://linux.die.net/man/1/dwfilter" text:style-name="Internet_20_link" text:visited-style-name="Visited_20_Internet_20_Link"><text:span text:style-name="T1">dwfilter</text:span></text:a>(1), <text:span text:style-name="T1">wdiff</text:span>(1), <text:a xlink:type="simple" xlink:href="https://linux.die.net/man/1/diff" text:style-name="Internet_20_link" text:visited-style-name="Visited_20_Internet_20_Link"><text:span text:style-name="T1">diff</text:span></text:a>(1)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15:07:28.242000000</meta:creation-date>
    <dc:date>2022-01-31T15:08:52.862000000</dc:date>
    <meta:editing-duration>PT1M26S</meta:editing-duration>
    <meta:editing-cycles>1</meta:editing-cycles>
    <meta:document-statistic meta:table-count="0" meta:image-count="0" meta:object-count="0" meta:page-count="4" meta:paragraph-count="75" meta:word-count="1212" meta:character-count="7503" meta:non-whitespace-character-count="6334"/>
    <meta:generator>LibreOffice/7.0.4.2$Windows_X86_64 LibreOffice_project/dcf040e67528d9187c66b2379df5ea4407429775</meta:generator>
  </office:meta>
</office:document-meta>
</file>